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036d00" officeooo:paragraph-rsid="00036d00"/>
    </style:style>
    <style:style style:name="P2" style:family="paragraph" style:parent-style-name="Text_20_body">
      <style:text-properties officeooo:rsid="00036d00" officeooo:paragraph-rsid="00036d00"/>
    </style:style>
    <style:style style:name="P3" style:family="paragraph" style:parent-style-name="Text_20_body">
      <style:text-properties officeooo:rsid="000551d6" officeooo:paragraph-rsid="000551d6"/>
    </style:style>
    <style:style style:name="P4" style:family="paragraph" style:parent-style-name="Text_20_body">
      <style:text-properties officeooo:rsid="0005e558" officeooo:paragraph-rsid="0005e558"/>
    </style:style>
    <style:style style:name="P5" style:family="paragraph" style:parent-style-name="Text_20_body">
      <style:text-properties officeooo:rsid="0005e793" officeooo:paragraph-rsid="0005e793"/>
    </style:style>
    <style:style style:name="P6" style:family="paragraph" style:parent-style-name="Text_20_body">
      <style:text-properties officeooo:rsid="000766bc" officeooo:paragraph-rsid="000766bc"/>
    </style:style>
    <style:style style:name="P7" style:family="paragraph" style:parent-style-name="Text_20_body">
      <style:text-properties officeooo:rsid="00090e5b" officeooo:paragraph-rsid="00090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cniche di acquisizione di e analisi dati su dispositivi mobile</text:h>
      <text:p text:style-name="P2">Oggi parliamo pure di corona virus e come l'acquisizione e l'analisi forense possono aiutare per combattere l'influenza</text:p>
      <text:p text:style-name="P3">tracetog in cina per la tracciabilità ed i contatti personali, usa bluetooth e geolocalizzazione</text:p>
      <text:p text:style-name="P4">Ci possiamo attaccare a celle telefoniche o chiedere la geolocalizzazione ad app che trasmettono la posizione</text:p>
      <text:p text:style-name="P4">Le autorità stanno vedendo quando e quanto è possibile prendere d'esempio il caso coreano</text:p>
      <text:p text:style-name="P5">Contattare il professore per quella parte di tesi di laurea</text:p>
      <text:p text:style-name="P5">Open source intelligence, esistono anche altri servizi che offrono servizi di query online, Qwant tipo</text:p>
      <text:p text:style-name="P6">L'aggettivo forense significa che acquisiamo e trattiamo i dati rispettando le best practices dell'attività forense</text:p>
      <text:p text:style-name="P6">tante problematiche tecniche per l'acquisizione web, molte cose dipendono dalla sicurezza, SSL, IPsec</text:p>
      <text:p text:style-name="P7">Marca temporale per tenere conto di data e ora in un file-oggetto digitale, validazione tempor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08:38:45.045684281</meta:creation-date>
    <meta:generator>LibreOffice/6.0.7.3$Linux_X86_64 LibreOffice_project/00m0$Build-3</meta:generator>
    <dc:date>2020-03-26T10:55:50.933517300</dc:date>
    <meta:editing-duration>PT15M45S</meta:editing-duration>
    <meta:editing-cycles>1</meta:editing-cycles>
    <meta:document-statistic meta:table-count="0" meta:image-count="0" meta:object-count="0" meta:page-count="1" meta:paragraph-count="10" meta:word-count="139" meta:character-count="951" meta:non-whitespace-character-count="822"/>
  </office:meta>
</office:document-meta>
</file>